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V: "dev"</text:p>
      <text:p text:style-name="Standard">grunt_env: "development"</text:p>
      <text:p text:style-name="Standard">ng_env: "dev"</text:p>
      <text:p text:style-name="Standard"/>
      <text:p text:style-name="Standard">ui_projects:</text:p>
      <text:p text:style-name="Standard"><text:s text:c="2"/>- s3_bucket: "{{ PROJECT }}-{{ app_name }}-{{ ENV }}-cdn"</text:p>
      <text:p text:style-name="Standard"><text:s text:c="4"/>repo: dashboard-ng-ums</text:p>
      <text:p text:style-name="Standard"><text:s text:c="4"/>cdn_id: E349LP7DO34AHI</text:p>
      <text:p text:style-name="Standard"><text:s text:c="4"/>app: ums</text:p>
      <text:p text:style-name="Standard"><text:s text:c="4"/>jira_project: UMS</text:p>
      <text:p text:style-name="Standard"><text:s text:c="4"/>email_group: ums-infra-alerts@delhivery.com</text:p>
      <text:p text:style-name="Standard"/>
      <text:p text:style-name="Standard"><text:s text:c="2"/>- s3_bucket: "{{ PROJECT }}-{{ app_name }}-{{ ENV }}-cdn"</text:p>
      <text:p text:style-name="Standard"><text:s text:c="4"/>repo: client-panel-v3-ngmaterial</text:p>
      <text:p text:style-name="Standard"><text:s text:c="4"/>cdn_id: EWYKQ48X2QY0R</text:p>
      <text:p text:style-name="Standard"><text:s text:c="4"/>app: clpanelv7</text:p>
      <text:p text:style-name="Standard"><text:s text:c="4"/>jira_project: CP</text:p>
      <text:p text:style-name="Standard"><text:s text:c="4"/>email_group: panels-infra-alerts@delhivery.com</text:p>
      <text:p text:style-name="Standard"/>
      <text:p text:style-name="Standard"><text:s text:c="2"/>- s3_bucket: "{{ PROJECT }}-{{ app_name }}-{{ ENV }}-cdn"</text:p>
      <text:p text:style-name="Standard"><text:s text:c="4"/>repo: dashboard-ng-app-config</text:p>
      <text:p text:style-name="Standard"><text:s text:c="4"/>cdn_id: EQXI7WIZIALL7</text:p>
      <text:p text:style-name="Standard"><text:s text:c="4"/>app: appconfig</text:p>
      <text:p text:style-name="Standard"><text:s text:c="4"/>jira_project: MOB</text:p>
      <text:p text:style-name="Standard"><text:s text:c="4"/>email_group: delhivery-infrasupport@delhivery.com</text:p>
      <text:p text:style-name="Standard"/>
      <text:p text:style-name="Standard"><text:s text:c="2"/>- s3_bucket: "{{ PROJECT }}-{{ app_name }}-{{ ENV }}-cdn"</text:p>
      <text:p text:style-name="Standard"><text:s text:c="4"/>repo: dashboard-ng4-eye</text:p>
      <text:p text:style-name="Standard"><text:s text:c="4"/>cdn_id: E3IMI2UNF19U0B</text:p>
      <text:p text:style-name="Standard"><text:s text:c="4"/>app: eye</text:p>
      <text:p text:style-name="Standard"><text:s text:c="4"/>jira_project: ED</text:p>
      <text:p text:style-name="Standard"><text:s text:c="4"/>email_group: panels-infra-alerts@delhivery.com</text:p>
      <text:p text:style-name="Standard"/>
      <text:p text:style-name="Standard"><text:s text:c="2"/>- s3_bucket: "{{ PROJECT }}-{{ app_name }}-{{ ENV }}-cdn"</text:p>
      <text:p text:style-name="Standard"><text:s text:c="4"/>repo: dashboard-ng-sign-in</text:p>
      <text:p text:style-name="Standard"><text:s text:c="4"/>cdn_id: E223Z7U2RVNVAC</text:p>
      <text:p text:style-name="Standard"><text:s text:c="4"/>app: signin</text:p>
      <text:p text:style-name="Standard"><text:s text:c="4"/>jira_project: UMS</text:p>
      <text:p text:style-name="Standard"><text:s text:c="4"/>email_group: ums-infra-alerts@delhivery.com</text:p>
      <text:p text:style-name="Standard"/>
      <text:p text:style-name="Standard"><text:s text:c="2"/>- s3_bucket: "{{ PROJECT }}-{{ app_name }}-{{ ENV }}-cdn"</text:p>
      <text:p text:style-name="Standard"><text:s text:c="4"/>repo: dashboard-ng-charts</text:p>
      <text:p text:style-name="Standard"><text:s text:c="4"/>cdn_id: E3CBA216JU2MQQ</text:p>
      <text:p text:style-name="Standard"><text:s text:c="4"/>app: charts</text:p>
      <text:p text:style-name="Standard"><text:s text:c="4"/>jira_project: TP-UI</text:p>
      <text:p text:style-name="Standard"><text:s text:c="4"/>email_group: panels-infra-alerts@delhivery.com</text:p>
      <text:p text:style-name="Standard"/>
      <text:p text:style-name="Standard"><text:s text:c="2"/>- s3_bucket: "{{ PROJECT }}-{{ app_name }}-{{ ENV }}-cdn"</text:p>
      <text:p text:style-name="Standard"><text:s text:c="4"/>repo: dashboard-ng-swagger-ui</text:p>
      <text:p text:style-name="Standard"><text:s text:c="4"/>cdn_id: E2XHJTUI2SC3VU</text:p>
      <text:p text:style-name="Standard"><text:s text:c="4"/>app: swagger</text:p>
      <text:p text:style-name="Standard"><text:s text:c="4"/>jira_project: TP-UI</text:p>
      <text:p text:style-name="Standard"><text:soft-page-break/><text:s text:c="4"/>email_group: panels-infra-alerts@delhivery.com</text:p>
      <text:p text:style-name="Standard"/>
      <text:p text:style-name="Standard"><text:s text:c="2"/>- s3_bucket: "{{ PROJECT }}-{{ app_name }}-{{ ENV }}-cdn"</text:p>
      <text:p text:style-name="Standard"><text:s text:c="4"/>repo: dashboard-ng-b2b-upload-docs</text:p>
      <text:p text:style-name="Standard"><text:s text:c="4"/>cdn_id: E3XUMW9XQV7QI</text:p>
      <text:p text:style-name="Standard"><text:s text:c="4"/>app: b2buploaddocs</text:p>
      <text:p text:style-name="Standard"><text:s text:c="4"/>jira_project: TP-UI</text:p>
      <text:p text:style-name="Standard"><text:s text:c="4"/>email_group: panels-infra-alerts@delhivery.com</text:p>
      <text:p text:style-name="Standard"/>
      <text:p text:style-name="Standard"><text:s text:c="2"/>- s3_bucket: "{{ PROJECT }}-{{ app_name }}-{{ ENV }}-cdn"</text:p>
      <text:p text:style-name="Standard"># <text:s text:c="3"/>repo: ng-web-standards</text:p>
      <text:p text:style-name="Standard"><text:s text:c="4"/>repo: webstandards-dashboard</text:p>
      <text:p text:style-name="Standard"><text:s text:c="4"/>cdn_id: E3GUUBK89FWR0S</text:p>
      <text:p text:style-name="Standard"><text:s text:c="4"/>app: webstandards</text:p>
      <text:p text:style-name="Standard"><text:s text:c="4"/>jira_project: TP-UI</text:p>
      <text:p text:style-name="Standard"><text:s text:c="4"/>email_group: panels-infra-alerts@delhivery.com</text:p>
      <text:p text:style-name="Standard"/>
      <text:p text:style-name="Standard"><text:s text:c="2"/>- s3_bucket: "{{ PROJECT }}-{{ app_name }}-{{ ENV }}-cdn"</text:p>
      <text:p text:style-name="Standard"><text:s text:c="4"/>repo: dashboard-ng-dms</text:p>
      <text:p text:style-name="Standard"><text:s text:c="4"/>cdn_id: E26QM33ECQS3ZK</text:p>
      <text:p text:style-name="Standard"><text:s text:c="4"/>app: dms</text:p>
      <text:p text:style-name="Standard"><text:s text:c="4"/>jira_project: TP-UI</text:p>
      <text:p text:style-name="Standard"><text:s text:c="4"/>email_group: panels-infra-alerts@delhivery.com</text:p>
      <text:p text:style-name="Standard"/>
      <text:p text:style-name="Standard"><text:s text:c="2"/>- s3_bucket: "{{ PROJECT }}-{{ app_name }}-{{ ENV }}-cdn"</text:p>
      <text:p text:style-name="Standard"><text:s text:c="4"/>repo: dashboard-ng-console</text:p>
      <text:p text:style-name="Standard"><text:s text:c="4"/>cdn_id: E20WPENP41NELW</text:p>
      <text:p text:style-name="Standard"><text:s text:c="4"/>app: console</text:p>
      <text:p text:style-name="Standard"><text:s text:c="4"/>jira_project: TP-UI</text:p>
      <text:p text:style-name="Standard"><text:s text:c="4"/>email_group: panels-infra-alerts@delhivery.com</text:p>
      <text:p text:style-name="Standard"/>
      <text:p text:style-name="Standard"><text:s text:c="2"/>- s3_bucket: "{{ PROJECT }}-{{ app_name }}-{{ ENV }}-cdn"</text:p>
      <text:p text:style-name="Standard"><text:s text:c="4"/>repo: angular-frontend</text:p>
      <text:p text:style-name="Standard"><text:s text:c="4"/>cdn_id: E2OOYHPVM46XX</text:p>
      <text:p text:style-name="Standard"><text:s text:c="4"/>app: das</text:p>
      <text:p text:style-name="Standard"><text:s text:c="4"/>jira_project: LMAP</text:p>
      <text:p text:style-name="Standard"><text:s text:c="4"/>email_group: lmap-infra-alerts@delhivery.com</text:p>
      <text:p text:style-name="Standard"/>
      <text:p text:style-name="Standard"><text:s text:c="2"/>- s3_bucket: "{{ PROJECT }}-{{ app_name }}-{{ ENV }}-cdn"</text:p>
      <text:p text:style-name="Standard"><text:s text:c="4"/>repo: dashboard-ng4-thanos</text:p>
      <text:p text:style-name="Standard"><text:s text:c="4"/>cdn_id: E1EMBNM2RLX8AS</text:p>
      <text:p text:style-name="Standard"><text:s text:c="4"/>app: midmile</text:p>
      <text:p text:style-name="Standard"><text:s text:c="4"/>jira_project: TP-UI</text:p>
      <text:p text:style-name="Standard"><text:s text:c="4"/>email_group: panels-infra-alerts@delhivery.com</text:p>
      <text:p text:style-name="Standard"/>
      <text:p text:style-name="Standard"><text:s text:c="2"/>- s3_bucket: "{{ PROJECT }}-{{ app_name }}-{{ ENV }}-cdn"</text:p>
      <text:p text:style-name="Standard"><text:s text:c="4"/>repo: odx-lm-ng-dashboard</text:p>
      <text:p text:style-name="Standard"><text:s text:c="4"/>cdn_id: EAQEBN7NOIEBQ</text:p>
      <text:p text:style-name="Standard"><text:s text:c="4"/>app: lm</text:p>
      <text:p text:style-name="Standard"><text:s text:c="4"/>jira_project: LMD</text:p>
      <text:p text:style-name="Standard"><text:s text:c="4"/>email_group: odx-infra-alerts@delhivery.com</text:p>
      <text:p text:style-name="Standard"/>
      <text:p text:style-name="Standard"><text:soft-page-break/><text:s text:c="2"/>- s3_bucket: "{{ PROJECT }}-{{ app_name }}-{{ ENV }}-cdn"</text:p>
      <text:p text:style-name="Standard"><text:s text:c="4"/>repo: cfb-frontend</text:p>
      <text:p text:style-name="Standard"><text:s text:c="4"/>cdn_id: E1UMB6IGYDUXGD</text:p>
      <text:p text:style-name="Standard"><text:s text:c="4"/>app: cfb</text:p>
      <text:p text:style-name="Standard"><text:s text:c="4"/>jira_project: DSG</text:p>
      <text:p text:style-name="Standard"><text:s text:c="4"/>email_group: delhivery-infrasupport@delhivery.com</text:p>
      <text:p text:style-name="Standard"/>
      <text:p text:style-name="Standard"><text:s text:c="2"/>- s3_bucket: "{{ PROJECT }}-{{ app_name }}-{{ ENV }}-cdn"</text:p>
      <text:p text:style-name="Standard"><text:s text:c="4"/>repo: odx-score-ng-dashboard</text:p>
      <text:p text:style-name="Standard"><text:s text:c="4"/>cdn_id: E1JD8FUFAAQUVE</text:p>
      <text:p text:style-name="Standard"><text:s text:c="4"/>app: scores</text:p>
      <text:p text:style-name="Standard"><text:s text:c="4"/>jira_project: LMD</text:p>
      <text:p text:style-name="Standard"><text:s text:c="4"/>email_group: odx-infra-alerts@delhivery.com</text:p>
      <text:p text:style-name="Standard"/>
      <text:p text:style-name="Standard"><text:s text:c="2"/>- s3_bucket: "{{ PROJECT }}-{{ app_name }}-{{ ENV }}-cdn"</text:p>
      <text:p text:style-name="Standard"><text:s text:c="4"/>repo: dsg-lab</text:p>
      <text:p text:style-name="Standard"><text:s text:c="4"/>cdn_id: E3ET810VIB7IKJ</text:p>
      <text:p text:style-name="Standard"><text:s text:c="4"/>app: dsg-lab</text:p>
      <text:p text:style-name="Standard"><text:s text:c="4"/>jira_project: DSG</text:p>
      <text:p text:style-name="Standard"><text:s text:c="4"/>email_group: delhivery-infrasupport@delhivery.com</text:p>
      <text:p text:style-name="Standard"/>
      <text:p text:style-name="Standard"><text:s text:c="2"/>- s3_bucket: "{{ PROJECT }}-{{ app_name }}-{{ ENV }}-cdn"</text:p>
      <text:p text:style-name="Standard"><text:s text:c="4"/>repo: client-panel-ng-dashboard</text:p>
      <text:p text:style-name="Standard"><text:s text:c="4"/>cdn_id: E27EDI1EC7WKT1</text:p>
      <text:p text:style-name="Standard"><text:s text:c="4"/>app: cl-b2b-v2</text:p>
      <text:p text:style-name="Standard"><text:s text:c="4"/>jira_project: LTL</text:p>
      <text:p text:style-name="Standard"><text:s text:c="4"/>email_group: panels-infra-alerts@delhivery.com</text:p>
      <text:p text:style-name="Standard"/>
      <text:p text:style-name="Standard"><text:s text:c="2"/>- s3_bucket: "{{ PROJECT }}-{{ app_name }}-{{ ENV }}-cdn"</text:p>
      <text:p text:style-name="Standard"><text:s text:c="4"/>repo: fms-ng-dashboard</text:p>
      <text:p text:style-name="Standard"><text:s text:c="4"/>cdn_id: ECEDZRS7T8AIS</text:p>
      <text:p text:style-name="Standard"><text:s text:c="4"/>app: fms</text:p>
      <text:p text:style-name="Standard"><text:s text:c="4"/>jira_project: FMS</text:p>
      <text:p text:style-name="Standard"><text:s text:c="4"/>email_group: fms-infra-alerts@delhivery.com</text:p>
      <text:p text:style-name="Standard"/>
      <text:p text:style-name="Standard"><text:s text:c="2"/>- s3_bucket: "dq-verification-dev.delhivery.com"</text:p>
      <text:p text:style-name="Standard"><text:s text:c="4"/>repo: dq-verification</text:p>
      <text:p text:style-name="Standard"><text:s text:c="4"/>cdn_id: E1AGD4Q05ZTJVS</text:p>
      <text:p text:style-name="Standard"><text:s text:c="4"/>app: dq-verification</text:p>
      <text:p text:style-name="Standard"><text:s text:c="4"/>jira_project: DONA</text:p>
      <text:p text:style-name="Standard"><text:s text:c="4"/>email_group: data-dev-infra@delhivery.com</text:p>
      <text:p text:style-name="Standard"/>
      <text:p text:style-name="Standard"><text:s text:c="2"/>- s3_bucket: "{{ PROJECT }}-{{ app_name }}-{{ ENV }}-cdn"</text:p>
      <text:p text:style-name="Standard"><text:s text:c="4"/>repo: dwh-reporting-frontend</text:p>
      <text:p text:style-name="Standard"><text:s text:c="4"/>cdn_id: E2A3V7XJAW4IHU</text:p>
      <text:p text:style-name="Standard"><text:s text:c="4"/>app: reporting</text:p>
      <text:p text:style-name="Standard"><text:s text:c="4"/>jira_project: INT</text:p>
      <text:p text:style-name="Standard"><text:s text:c="4"/>email_group: integration-infra@delhivery.com</text:p>
      <text:p text:style-name="Standard"/>
      <text:p text:style-name="Standard"><text:s text:c="2"/>- s3_bucket: "dev-cl.delhivery.com"</text:p>
      <text:p text:style-name="Standard"><text:s text:c="4"/>repo: client-panel-v2-ng</text:p>
      <text:p text:style-name="Standard"><text:s text:c="4"/>cdn_id: E3SW346DA10LMP</text:p>
      <text:p text:style-name="Standard"><text:soft-page-break/><text:s text:c="4"/>app: cl</text:p>
      <text:p text:style-name="Standard"><text:s text:c="4"/>jira_project: CP</text:p>
      <text:p text:style-name="Standard"><text:s text:c="4"/>email_group: panels-infra-alerts@delhivery.com</text:p>
      <text:p text:style-name="Standard"/>
      <text:p text:style-name="Standard"><text:s text:c="2"/>- s3_bucket: "{{ PROJECT }}-{{ app_name }}-{{ ENV }}-cdn"</text:p>
      <text:p text:style-name="Standard"><text:s text:c="4"/>repo: direct-internal-ng4-dashboard</text:p>
      <text:p text:style-name="Standard"><text:s text:c="4"/>cdn_id: E3D4T7UXOGW3YG</text:p>
      <text:p text:style-name="Standard"><text:s text:c="4"/>app: mailbox</text:p>
      <text:p text:style-name="Standard"><text:s text:c="4"/>jira_project:</text:p>
      <text:p text:style-name="Standard"><text:s text:c="4"/>email_group: panels-infra-alerts@delhivery.com</text:p>
      <text:p text:style-name="Standard"/>
      <text:p text:style-name="Standard"><text:s text:c="2"/>- s3_bucket: "{{ PROJECT }}-{{ app_name }}-{{ ENV }}-cdn"</text:p>
      <text:p text:style-name="Standard"><text:s text:c="4"/>repo: intl-shipping-packing-slip-ng4-dashboard</text:p>
      <text:p text:style-name="Standard"><text:s text:c="4"/>cdn_id: E1NVCAW628R4GI</text:p>
      <text:p text:style-name="Standard"><text:s text:c="4"/>app: intl-ops</text:p>
      <text:p text:style-name="Standard"><text:s text:c="4"/>jira_project: TPUI</text:p>
      <text:p text:style-name="Standard"><text:s text:c="4"/>email_group: panels-infra-alerts@delhivery.com</text:p>
      <text:p text:style-name="Standard"/>
      <text:p text:style-name="Standard"><text:s text:c="2"/>- s3_bucket: "{{ PROJECT }}-auditservice-{{ ENV }}-cdn"</text:p>
      <text:p text:style-name="Standard"><text:s text:c="4"/>repo: ng4-audit-ui</text:p>
      <text:p text:style-name="Standard"><text:s text:c="4"/>cdn_id: EV11Z9T4B32CN</text:p>
      <text:p text:style-name="Standard"><text:s text:c="4"/>app: auditservice</text:p>
      <text:p text:style-name="Standard"><text:s text:c="4"/>jira_project: TPUI</text:p>
      <text:p text:style-name="Standard"><text:s text:c="4"/>email_group: panels-infra-alerts@delhivery.com</text:p>
      <text:p text:style-name="Standard"/>
      <text:p text:style-name="Standard"><text:s text:c="2"/>- s3_bucket: "{{ PROJECT }}-direct-{{ ENV }}-cdn"</text:p>
      <text:p text:style-name="Standard"><text:s text:c="4"/>repo: direct-frontend</text:p>
      <text:p text:style-name="Standard"><text:s text:c="4"/>cdn_id: E12H2EXNC9DXQK</text:p>
      <text:p text:style-name="Standard"><text:s text:c="4"/>app: direct</text:p>
      <text:p text:style-name="Standard"><text:s text:c="4"/>jira_project: TPUI</text:p>
      <text:p text:style-name="Standard"><text:s text:c="4"/>email_group: panels-infra-alerts@delhivery.com</text:p>
      <text:p text:style-name="Standard"/>
      <text:p text:style-name="Standard"><text:s text:c="2"/>- s3_bucket: "client-location-staging"</text:p>
      <text:p text:style-name="Standard"><text:s text:c="4"/>repo: client-locations</text:p>
      <text:p text:style-name="Standard"><text:s text:c="4"/>cdn_id: E18RKI9SQZ30D8</text:p>
      <text:p text:style-name="Standard"><text:s text:c="4"/>app: client-locations</text:p>
      <text:p text:style-name="Standard"><text:s text:c="4"/>jira_project: FAAS</text:p>
      <text:p text:style-name="Standard"><text:s text:c="4"/>email_group: faas-infra-alerts@delhivery.com</text:p>
      <text:p text:style-name="Standard"/>
      <text:p text:style-name="Standard"><text:s text:c="2"/>- s3_bucket: "frontend-automapper-dev-cdn"</text:p>
      <text:p text:style-name="Standard"><text:s text:c="4"/>repo: mapper-frontend</text:p>
      <text:p text:style-name="Standard"><text:s text:c="4"/>cdn_id: E2AOFEU0NM78MG</text:p>
      <text:p text:style-name="Standard"><text:s text:c="4"/>app: automapper</text:p>
      <text:p text:style-name="Standard"><text:s text:c="4"/>jira_project: DM</text:p>
      <text:p text:style-name="Standard"><text:s text:c="4"/>email_group: automapper-infra-alerts@delhivery.com</text:p>
      <text:p text:style-name="Standard"/>
      <text:p text:style-name="Standard"><text:s text:c="2"/>- s3_bucket: "frontend-appointments-dev-cdn"</text:p>
      <text:p text:style-name="Standard"><text:s text:c="4"/>repo: appointments-panel</text:p>
      <text:p text:style-name="Standard"><text:s text:c="4"/>cdn_id: E4LH73OLQ1TJC</text:p>
      <text:p text:style-name="Standard"><text:s text:c="4"/>app: appointments</text:p>
      <text:p text:style-name="Standard"><text:s text:c="4"/>jira_project: LTL</text:p>
      <text:p text:style-name="Standard"><text:s text:c="4"/>email_group: b2b-tech@delhivery.com</text:p>
      <text:p text:style-name="Standard"><text:soft-page-break/></text:p>
      <text:p text:style-name="Standard"><text:s text:c="2"/>- s3_bucket: "frontend-flms-dev-cdn"</text:p>
      <text:p text:style-name="Standard"><text:s text:c="4"/>repo: flms-ng7-ui</text:p>
      <text:p text:style-name="Standard"><text:s text:c="4"/>cdn_id: E2YODGAPT2RRHQ</text:p>
      <text:p text:style-name="Standard"><text:s text:c="4"/>app: flmsng7</text:p>
      <text:p text:style-name="Standard"><text:s text:c="4"/>jira_project: FAMS</text:p>
      <text:p text:style-name="Standard"><text:s text:c="4"/>email_group: b2b-tech@delhivery.com</text:p>
      <text:p text:style-name="Standard"/>
      <text:p text:style-name="Standard"><text:s text:c="2"/>- s3_bucket: "frontend-wms2-dev-cdn"</text:p>
      <text:p text:style-name="Standard"><text:s text:c="4"/>repo: wms-ui-panel</text:p>
      <text:p text:style-name="Standard"><text:s text:c="4"/>cdn_id: E3FYL1LR2MDNZ</text:p>
      <text:p text:style-name="Standard"><text:s text:c="4"/>app: wms2</text:p>
      <text:p text:style-name="Standard"><text:s text:c="4"/>jira_project: GMUI</text:p>
      <text:p text:style-name="Standard"><text:s text:c="4"/>email_group: godam-infra-alerts@delhivery.com</text:p>
      <text:p text:style-name="Standard"/>
      <text:p text:style-name="Standard">ruby_ui_projects:</text:p>
      <text:p text:style-name="Standard"><text:s text:c="2"/>- s3_bucket: "delhivery-track.delhivery.com"</text:p>
      <text:p text:style-name="Standard"><text:s text:c="4"/>repo: delhivery-website</text:p>
      <text:p text:style-name="Standard"><text:s text:c="4"/>app: delhivery-website</text:p>
      <text:p text:style-name="Standard"><text:s text:c="4"/>jira_project: TPUI</text:p>
      <text:p text:style-name="Standard"><text:s text:c="4"/>email_group: panels-infra-alerts@delhivery.com</text:p>
      <text:p text:style-name="Standard"/>
      <text:p text:style-name="Standard"><text:s text:c="2"/>- s3_bucket: "frontend-dlv-test-dev-cdn"</text:p>
      <text:p text:style-name="Standard"><text:s text:c="4"/>repo: dlv-website</text:p>
      <text:p text:style-name="Standard"><text:s text:c="4"/>cdn_id: E2GQBQQCO9ISPG</text:p>
      <text:p text:style-name="Standard"><text:s text:c="4"/>app: dlv-test</text:p>
      <text:p text:style-name="Standard"><text:s text:c="4"/>jira_project: INFRA</text:p>
      <text:p text:style-name="Standard"><text:s text:c="4"/>email_group: delhivery-infrasupport@delhivery.com</text:p>
      <text:p text:style-name="Standard"/>
      <text:p text:style-name="Standard">ui_starfleet_projects:</text:p>
      <text:p text:style-name="Standard"><text:s text:c="2"/>- s3_bucket: "{{ PROJECT }}-starfleet-{{ ENV }}-cdn"</text:p>
      <text:p text:style-name="Standard"><text:s text:c="4"/>repo: starfleet-panel</text:p>
      <text:p text:style-name="Standard"><text:s text:c="4"/>cdn_id: E1EAID8Y0G4K42</text:p>
      <text:p text:style-name="Standard"><text:s text:c="4"/>source_folder: dist/</text:p>
      <text:p text:style-name="Standard"><text:s text:c="4"/>invalidation_path: /panel/*</text:p>
      <text:p text:style-name="Standard"><text:s text:c="4"/>jira_project: STAR</text:p>
      <text:p text:style-name="Standard"><text:s text:c="4"/>email_group: delhivery-infrasupport@delhivery.com</text:p>
      <text:p text:style-name="Standard"/>
      <text:p text:style-name="Standard"><text:s text:c="2"/>- s3_bucket: "{{ PROJECT }}-starfleet-{{ ENV }}-cdn"</text:p>
      <text:p text:style-name="Standard"><text:s text:c="4"/>repo: starfleet-tracking</text:p>
      <text:p text:style-name="Standard"><text:s text:c="4"/>cdn_id: E1EAID8Y0G4K42</text:p>
      <text:p text:style-name="Standard"><text:s text:c="4"/>source_folder: dist/</text:p>
      <text:p text:style-name="Standard"><text:s text:c="4"/>invalidation_path: /tracking/*</text:p>
      <text:p text:style-name="Standard"><text:s text:c="4"/>jira_project: STAR</text:p>
      <text:p text:style-name="Standard"><text:s text:c="4"/>email_group: delhivery-infrasupport@delhivery.com</text:p>
      <text:p text:style-name="Standard"/>
      <text:p text:style-name="Standard">ui_odx_projects:</text:p>
      <text:p text:style-name="Standard"># <text:s/>- s3_bucket: "{{ PROJECT }}-fms-{{ ENV }}-cdn"</text:p>
      <text:p text:style-name="Standard"># <text:s text:c="3"/>repo: fms-ng-dashboard</text:p>
      <text:p text:style-name="Standard"># <text:s text:c="3"/>cdn_id: ECEDZRS7T8AIS</text:p>
      <text:p text:style-name="Standard"># <text:s text:c="3"/>copy_folder: bin/</text:p>
      <text:p text:style-name="Standard"/>
      <text:p text:style-name="Standard"><text:soft-page-break/><text:s text:c="2"/>- s3_bucket: "{{ PROJECT }}-crap-{{ ENV }}-cdn"</text:p>
      <text:p text:style-name="Standard"><text:s text:c="4"/>repo: odx-authorization-angular</text:p>
      <text:p text:style-name="Standard"><text:s text:c="4"/>cdn_id: E3D6LHB0J0GCN2</text:p>
      <text:p text:style-name="Standard"><text:s text:c="4"/>copy_folder: bin/</text:p>
      <text:p text:style-name="Standard"><text:s text:c="4"/>app: odx-authorization-angular</text:p>
      <text:p text:style-name="Standard"><text:s text:c="4"/>jira_project: CRAP</text:p>
      <text:p text:style-name="Standard"><text:s text:c="4"/>email_group: odx-infra-alerts@delhivery.com</text:p>
      <text:p text:style-name="Standard"/>
      <text:p text:style-name="Standard"><text:s text:c="2"/>- s3_bucket: "{{ PROJECT }}-fm-vp-{{ ENV }}-cdn"</text:p>
      <text:p text:style-name="Standard"><text:s text:c="4"/>repo: odx-fm-vendor-panel</text:p>
      <text:p text:style-name="Standard"><text:s text:c="4"/>cdn_id: EXPJVFCXESZA3</text:p>
      <text:p text:style-name="Standard"><text:s text:c="4"/>app: odx-fm-vendor-panel</text:p>
      <text:p text:style-name="Standard"><text:s text:c="4"/>copy_folder: bin/</text:p>
      <text:p text:style-name="Standard"><text:s text:c="4"/>jira_project: FM</text:p>
      <text:p text:style-name="Standard"><text:s text:c="4"/>email_group: odx-infra-alerts@delhivery.com</text:p>
      <text:p text:style-name="Standard"/>
      <text:p text:style-name="Standard"><text:s text:c="2"/>- s3_bucket: "{{ PROJECT }}-fm-pco-{{ ENV }}-cdn"</text:p>
      <text:p text:style-name="Standard"><text:s text:c="4"/>repo: odx-fm-dashboard</text:p>
      <text:p text:style-name="Standard"><text:s text:c="4"/>cdn_id: E2CYWR9RT2K9IR</text:p>
      <text:p text:style-name="Standard"><text:s text:c="4"/>copy_folder: bin/</text:p>
      <text:p text:style-name="Standard"><text:s text:c="4"/>app: odx-fm-dashboard</text:p>
      <text:p text:style-name="Standard"><text:s text:c="4"/>jira_project: FM</text:p>
      <text:p text:style-name="Standard"><text:s text:c="4"/>email_group: odx-infra-alerts@delhivery.com</text:p>
      <text:p text:style-name="Standard"/>
      <text:p text:style-name="Standard"><text:s text:c="2"/>- s3_bucket: "{{ PROJECT }}-lm-{{ ENV }}-cdn"</text:p>
      <text:p text:style-name="Standard"><text:s text:c="4"/>repo: odx-lm-ng-dashboard</text:p>
      <text:p text:style-name="Standard"><text:s text:c="4"/>cdn_id: EAQEBN7NOIEBQ</text:p>
      <text:p text:style-name="Standard"><text:s text:c="4"/>copy_folder: dist/</text:p>
      <text:p text:style-name="Standard"><text:s text:c="4"/>jira_project: LMD</text:p>
      <text:p text:style-name="Standard"><text:s text:c="4"/>app: odx-lm-ng-dashboard</text:p>
      <text:p text:style-name="Standard"><text:s text:c="4"/>email_group: odx-infra-alerts@delhivery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7:47:43.997674810</meta:creation-date>
    <dc:date>2019-02-13T17:48:32.011898643</dc:date>
    <meta:editing-duration>PT48S</meta:editing-duration>
    <meta:editing-cycles>1</meta:editing-cycles>
    <meta:document-statistic meta:table-count="0" meta:image-count="0" meta:object-count="0" meta:page-count="6" meta:paragraph-count="251" meta:word-count="710" meta:character-count="8063" meta:non-whitespace-character-count="6713"/>
    <meta:generator>LibreOffice/6.0.7.3$Linux_X86_64 LibreOffice_project/00m0$Build-3</meta:generator>
  </office:meta>
</office:document-meta>
</file>